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ElementFactory.createElemen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PopulatingListTests.withClassAndUserSuppliedBack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Tests.withElem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Tests.doTestWithElementFactory( AutoPopulatingList &lt; Object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oPopulatingListTests.doTestWithClass( AutoPopulatingList &lt; Object &gt;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utoPopulatingListTests.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PopulatingListTests.ser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PopulatingListTests.withElementFactoryAndUserSuppliedBack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